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b3a" officeooo:paragraph-rsid="00174b3a"/>
    </style:style>
    <style:style style:name="P2" style:family="paragraph" style:parent-style-name="Standard">
      <style:text-properties officeooo:rsid="0020f532" officeooo:paragraph-rsid="0020f532"/>
    </style:style>
    <style:style style:name="P3" style:family="paragraph" style:parent-style-name="Standard" style:list-style-name="L1">
      <style:text-properties officeooo:rsid="00174b3a" officeooo:paragraph-rsid="00174b3a"/>
    </style:style>
    <style:style style:name="P4" style:family="paragraph" style:parent-style-name="Standard" style:list-style-name="L1">
      <style:text-properties officeooo:rsid="002283b3" officeooo:paragraph-rsid="002283b3"/>
    </style:style>
    <style:style style:name="P5" style:family="paragraph" style:parent-style-name="Standard" style:list-style-name="L1">
      <style:text-properties officeooo:rsid="00184b23" officeooo:paragraph-rsid="00184b23"/>
    </style:style>
    <style:style style:name="P6" style:family="paragraph" style:parent-style-name="Standard" style:list-style-name="L1">
      <style:text-properties officeooo:rsid="001c05cd" officeooo:paragraph-rsid="001c05cd"/>
    </style:style>
    <style:style style:name="P7" style:family="paragraph" style:parent-style-name="Standard" style:list-style-name="L1">
      <style:text-properties officeooo:rsid="001a3fd3" officeooo:paragraph-rsid="001a3fd3"/>
    </style:style>
    <style:style style:name="P8" style:family="paragraph" style:parent-style-name="Standard" style:list-style-name="L1">
      <style:text-properties officeooo:rsid="001b5212" officeooo:paragraph-rsid="001b5212"/>
    </style:style>
    <style:style style:name="P9" style:family="paragraph" style:parent-style-name="Standard" style:list-style-name="L1">
      <style:text-properties officeooo:rsid="001dc8f7" officeooo:paragraph-rsid="001dc8f7"/>
    </style:style>
    <style:style style:name="P10" style:family="paragraph" style:parent-style-name="Standard" style:list-style-name="L1">
      <style:text-properties officeooo:rsid="001f9ab0" officeooo:paragraph-rsid="001f9ab0"/>
    </style:style>
    <style:style style:name="P11" style:family="paragraph" style:parent-style-name="Standard" style:list-style-name="L1">
      <style:text-properties officeooo:rsid="001f7305" officeooo:paragraph-rsid="001f7305"/>
    </style:style>
    <style:style style:name="P12" style:family="paragraph" style:parent-style-name="Standard" style:list-style-name="L1">
      <style:text-properties officeooo:rsid="0020f532" officeooo:paragraph-rsid="0020f532"/>
    </style:style>
    <style:style style:name="T1" style:family="text">
      <style:text-properties officeooo:rsid="001dc8f7"/>
    </style:style>
    <style:style style:name="T2" style:family="text">
      <style:text-properties officeooo:rsid="0023c1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list xml:id="list647936768" text:style-name="L1">
        <text:list-item>
          <text:p text:style-name="P3">Preisänderungen ohne Absprache</text:p>
        </text:list-item>
        <text:list-item>
          <text:p text:style-name="P4">Andere Lieferanten <text:span text:style-name="T2">einbauen</text:span></text:p>
        </text:list-item>
        <text:list-item>
          <text:p text:style-name="P3">Vergleich der Preise mit Liste der vereinbarten Preise </text:p>
          <text:list>
            <text:list-item>
              <text:p text:style-name="P5">Festpreis mit Datumsbereichs</text:p>
            </text:list-item>
            <text:list-item>
              <text:p text:style-name="P6">Preisdifferenz berechnen</text:p>
            </text:list-item>
          </text:list>
        </text:list-item>
        <text:list-item>
          <text:p text:style-name="P7">Daten löschen <text:span text:style-name="T1">(MultiSelect)</text:span></text:p>
        </text:list-item>
        <text:list-item>
          <text:p text:style-name="P7">Manuelle Datenerfassung</text:p>
        </text:list-item>
        <text:list-item>
          <text:p text:style-name="P8">Datumsfilter in Rechnungsliste</text:p>
        </text:list-item>
        <text:list-item>
          <text:p text:style-name="P9">Mac-Kompatibilität prüfen</text:p>
        </text:list-item>
        <text:list-item>
          <text:p text:style-name="P10">Beschriftung der Felder</text:p>
        </text:list-item>
        <text:list-item>
          <text:p text:style-name="P9">alles anklickbar machen </text:p>
          <text:list>
            <text:list-item>
              <text:p text:style-name="P11">Preisentwicklung einzelner Produkte</text:p>
            </text:list-item>
          </text:list>
        </text:list-item>
        <text:list-item>
          <text:p text:style-name="P12">Festpreisabfrage beim Einlesen</text:p>
          <text:list>
            <text:list-item>
              <text:p text:style-name="P12">Bearbeitung der Garantiepreise in Produktliste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6:58:40.130107575</meta:creation-date>
    <dc:date>2019-01-15T17:38:59.535143643</dc:date>
    <meta:editing-duration>PT40M17S</meta:editing-duration>
    <meta:editing-cycles>11</meta:editing-cycles>
    <meta:generator>LibreOffice/6.1.3.2$Linux_X86_64 LibreOffice_project/10$Build-2</meta:generator>
    <meta:document-statistic meta:table-count="0" meta:image-count="0" meta:object-count="0" meta:page-count="1" meta:paragraph-count="14" meta:word-count="60" meta:character-count="441" meta:non-whitespace-character-count="407"/>
  </office:meta>
</office:document-meta>
</file>